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XMFOB+CMR10" svg:font-family="OXMFOB+CMR10" style:font-family-generic="roman"/>
    <style:font-face style:name="TCNQLZ+CMSY10" svg:font-family="TCNQLZ+CMSY10"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text-properties fo:font-weight="bold" officeooo:rsid="001dc867" officeooo:paragraph-rsid="001dc867" style:font-weight-asian="bold" style:font-weight-complex="bold"/>
    </style:style>
    <style:style style:name="P3" style:family="paragraph" style:parent-style-name="Standard">
      <style:paragraph-properties fo:text-align="center" style:justify-single-word="false"/>
      <style:text-properties officeooo:rsid="001dc867" officeooo:paragraph-rsid="001dc867"/>
    </style:style>
    <style:style style:name="P4" style:family="paragraph" style:parent-style-name="Standard">
      <style:paragraph-properties fo:text-align="end" style:justify-single-word="false"/>
      <style:text-properties officeooo:rsid="001dc867" officeooo:paragraph-rsid="001dc867"/>
    </style:style>
    <style:style style:name="P5" style:family="paragraph" style:parent-style-name="Standard">
      <style:text-properties officeooo:rsid="001dc867" officeooo:paragraph-rsid="001dc867"/>
    </style:style>
    <style:style style:name="P6" style:family="paragraph" style:parent-style-name="Standard">
      <style:text-properties officeooo:rsid="002052e2" officeooo:paragraph-rsid="002052e2"/>
    </style:style>
    <style:style style:name="P7" style:family="paragraph" style:parent-style-name="Standard">
      <style:text-properties officeooo:rsid="0022c99c" officeooo:paragraph-rsid="0022c99c"/>
    </style:style>
    <style:style style:name="P8" style:family="paragraph" style:parent-style-name="Standard">
      <style:text-properties officeooo:rsid="0023ab2a" officeooo:paragraph-rsid="0023ab2a"/>
    </style:style>
    <style:style style:name="T1" style:family="text">
      <style:text-properties style:font-name="OXMFOB+CMR10" fo:font-size="10pt" style:font-size-asian="10pt"/>
    </style:style>
    <style:style style:name="T2" style:family="text">
      <style:text-properties officeooo:rsid="001ead02"/>
    </style:style>
    <style:style style:name="T3" style:family="text">
      <style:text-properties officeooo:rsid="002119d5"/>
    </style:style>
    <style:style style:name="T4" style:family="text">
      <style:text-properties officeooo:rsid="0023ab2a"/>
    </style:style>
    <style:style style:name="T5" style:family="text">
      <style:text-properties officeooo:rsid="0023b2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yan Smurlo – A10054421</text:p>
      <text:p text:style-name="P4">James Brinkley - A11763002</text:p>
      <text:p text:style-name="P3">PA3 writeup</text:p>
      <text:p text:style-name="Standard"/>
      <text:p text:style-name="P1"><text:span text:style-name="T1">Description of the problem and the algorithms used in the problems (culminating in the solution in Problem 6).</text:span></text:p>
      <text:p text:style-name="P2"/>
      <text:p text:style-name="P2">Problem 1:</text:p>
      <text:p text:style-name="P5"><text:tab/>Needed to check if the board had all of it's variables assigned to know if the puzzle was complete. We looped through all variables on the board and returned false if any were unassigned.</text:p>
      <text:p text:style-name="P5"/>
      <text:p text:style-name="P2">Problem 2:</text:p>
      <text:p text:style-name="P5"><text:tab/>Needed to check if the given variable when assigned the given value broke any constraints with variables that were already assigned. We looped through the constraints of the given variable, checked if the var2 of the constraint was assigned, and if it was we returned false if the constraint was not satisfied.</text:p>
      <text:p text:style-name="P5"/>
      <text:p text:style-name="P2">Problem 3:</text:p>
      <text:p text:style-name="P5"><text:tab/>Needed to solve an irregular sudoku problem. We used the backtracking algorithm in page <text:span text:style-name="T2">215 of the book. It uses the methods from p1 and p2. It does not have functional variable selection, domain ordering, and inference algorithms. We looped through the values of the domain of the variable we selected earlier, if the value is consistent with that variable we assign that value (after beginning a transaction so we can roll back later if needed). Then we check if ac3 finds any problems with this assignment (ac3 not implemented yet). If it doesn't find any problems with the assignment we recursively call on the csp we just modified to find the next value. If there is a problem with the ac3 or the backtrack call then we rollback the variables to how they were before the assignment and try a new value. If we run out of domain values completely with no success then we know the puzzle is unsolvable.</text:span></text:p>
      <text:p text:style-name="P5"/>
      <text:p text:style-name="P6">Problem 4:</text:p>
      <text:p text:style-name="P6"><text:tab/><text:span text:style-name="T3">Needed to implement the ac3 algorithm to be able to check the board ahead of time to see if our current assignment will cause any failures in the near future. We followed the ac3 algorithm pseudocode in the book. First we enqueue all the arcs passed in as a parameter (or auto fill it if the parameter is None). Then we loop through the queue until it is empty where we check if the pair of variables involved in the most recently popped arc causes one of the variables to lose a value in it's domain (revise method). If it did lose a value in its domain then we either return false if it has 0 values in it's domain (because that would mean an eventual error if we continued) or we add all the neighbors of the modified variable to the queue so those too can be checked. For the revise method: we loop over all constraints of the “target” variable, then, if there is no domain value in the second variable that satisfies the constraint between the target variable and the second variable then we remove the unusable domain from the target variable and return true. If there is a way for the constraint to be satisfied we return false because the target variable's domain value won't cause a future conflict as far as we can tell.</text:span></text:p>
      <text:p text:style-name="P6"/>
      <text:p text:style-name="P7">Problem 5:</text:p>
      <text:p text:style-name="P7"><text:tab/>Needed to select unassigned variables based on heuristics to order the way we find the values of variables to hopefully minimize the number of backtracks needed. We used the MRV and maximum constraints heuristics. For the MRV part we got a list of the unassigned variables, and for each one we got the size of it's domain and selected the one with the smallest domain (one or more if there were multiple with the same sized domain). Then for the maximum constraints part we looped through all the variables in the list generated from MRV and counted the number of constrains they had with other unassigned variables, selecting the one with the most unassigned variables to return in the end.</text:p>
      <text:p text:style-name="P7"><text:soft-page-break/><text:tab/>Needed to order the domain values to be tried by the backtracking method based on heuristics in order to hopefully minimize the number of backtracks needed due to wrong domain values selected. We first generated a list of all the “var twos” for the given variable which is a list of all the variables that have constraints with the given variable. Then we got a count of how many <text:span text:style-name="T4">times each domain value of the given variable appears in the var twos and sorted the domain list based on each domain value's count.</text:span></text:p>
      <text:p text:style-name="P7"/>
      <text:p text:style-name="P8">Problem 6:</text:p>
      <text:p text:style-name="P8"><text:tab/><text:span text:style-name="T5">Needed to solve an irregular sudoku puzzle using the backtracking algorithm. We copied the problem 3 functionality into this one except now all the method calls for selecting variables, ordering domains, and infering future failures are now implemen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OXMFOB+CMR10" svg:font-family="OXMFOB+CMR10" style:font-family-generic="roman"/>
    <style:font-face style:name="TCNQLZ+CMSY10" svg:font-family="TCNQLZ+CMSY10"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Smurlo</meta:initial-creator>
    <meta:creation-date>2016-05-11T12:53:33.624982972</meta:creation-date>
    <dc:date>2016-05-11T14:30:57.265923693</dc:date>
    <dc:creator>Ryan Smurlo</dc:creator>
    <meta:editing-duration>PT4M39S</meta:editing-duration>
    <meta:editing-cycles>2</meta:editing-cycles>
    <meta:generator>LibreOffice/4.2.8.2$Linux_X86_64 LibreOffice_project/420$Build-2</meta:generator>
    <meta:document-statistic meta:table-count="0" meta:image-count="0" meta:object-count="0" meta:page-count="2" meta:paragraph-count="17" meta:word-count="766" meta:character-count="4324" meta:non-whitespace-character-count="3567"/>
  </office:meta>
</office:document-meta>
</file>